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počet procesorů</text:p>
          </table:table-cell>
          <table:table-cell office:value-type="string">
            <text:p>Ethernet</text:p>
          </table:table-cell>
          <table:table-cell office:value-type="string">
            <text:p>Infiniband</text:p>
          </table:table-cell>
          <table:table-cell office:value-type="string">
            <text:p>Ethernet</text:p>
          </table:table-cell>
          <table:table-cell office:value-type="string">
            <text:p>Infiniband</text:p>
          </table:table-cell>
          <table:table-cell/>
          <table:table-cell office:value-type="float" office:value="364.86">
            <text:p>364,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93">
            <text:p>0,293</text:p>
          </table:table-cell>
          <table:table-cell office:value-type="float" office:value="0.237">
            <text:p>0,237</text:p>
          </table:table-cell>
          <table:table-cell table:formula="of:=[.$G$1]/[.B2]" office:value-type="float" office:value="1245.25597269625">
            <text:p>1245</text:p>
          </table:table-cell>
          <table:table-cell table:formula="of:=[.$G$1]/[.C2]" office:value-type="float" office:value="1539.49367088608">
            <text:p>1539</text:p>
          </table:table-cell>
          <table:table-cell/>
          <table:table-cell office:value-type="float" office:value="651.7">
            <text:p>651,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4">
            <text:p>0,24</text:p>
          </table:table-cell>
          <table:table-cell office:value-type="float" office:value="0.325">
            <text:p>0,325</text:p>
          </table:table-cell>
          <table:table-cell table:formula="of:=[.$G$1]/[.B3]" office:value-type="float" office:value="1520.25">
            <text:p>1520</text:p>
          </table:table-cell>
          <table:table-cell table:formula="of:=[.$G$1]/[.C3]" office:value-type="float" office:value="1122.64615384615">
            <text:p>1123</text:p>
          </table:table-cell>
          <table:table-cell/>
          <table:table-cell office:value-type="float" office:value="1184.53">
            <text:p>1184,5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9">
            <text:p>0,29</text:p>
          </table:table-cell>
          <table:table-cell office:value-type="float" office:value="0.254">
            <text:p>0,254</text:p>
          </table:table-cell>
          <table:table-cell table:formula="of:=[.$G$1]/[.B4]" office:value-type="float" office:value="1258.13793103448">
            <text:p>1258</text:p>
          </table:table-cell>
          <table:table-cell table:formula="of:=[.$G$1]/[.C4]" office:value-type="float" office:value="1436.45669291339">
            <text:p>143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355">
            <text:p>0,355</text:p>
          </table:table-cell>
          <table:table-cell office:value-type="float" office:value="0.178">
            <text:p>0,178</text:p>
          </table:table-cell>
          <table:table-cell table:formula="of:=[.$G$1]/[.B5]" office:value-type="float" office:value="1027.77464788732">
            <text:p>1028</text:p>
          </table:table-cell>
          <table:table-cell table:formula="of:=[.$G$1]/[.C5]" office:value-type="float" office:value="2049.77528089888">
            <text:p>205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237">
            <text:p>0,237</text:p>
          </table:table-cell>
          <table:table-cell office:value-type="float" office:value="0.374">
            <text:p>0,374</text:p>
          </table:table-cell>
          <table:table-cell table:formula="of:=[.$G$1]/[.B6]" office:value-type="float" office:value="1539.49367088608">
            <text:p>1539</text:p>
          </table:table-cell>
          <table:table-cell table:formula="of:=[.$G$1]/[.C6]" office:value-type="float" office:value="975.561497326203">
            <text:p>976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.146">
            <text:p>1,146</text:p>
          </table:table-cell>
          <table:table-cell office:value-type="float" office:value="0.757">
            <text:p>0,757</text:p>
          </table:table-cell>
          <table:table-cell table:formula="of:=[.$G$1]/[.B7]" office:value-type="float" office:value="318.376963350785">
            <text:p>318</text:p>
          </table:table-cell>
          <table:table-cell table:formula="of:=[.$G$1]/[.C7]" office:value-type="float" office:value="481.981505944518">
            <text:p>48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čet procesorů</text:p>
          </table:table-cell>
          <table:table-cell office:value-type="string">
            <text:p>Ethernet</text:p>
          </table:table-cell>
          <table:table-cell office:value-type="string">
            <text:p>Infiniband</text:p>
          </table:table-cell>
          <table:table-cell office:value-type="string">
            <text:p>Ethernet</text:p>
          </table:table-cell>
          <table:table-cell office:value-type="string">
            <text:p>Infiniband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86">
            <text:p>0,486</text:p>
          </table:table-cell>
          <table:table-cell office:value-type="float" office:value="0.473">
            <text:p>0,473</text:p>
          </table:table-cell>
          <table:table-cell table:formula="of:=[.$G$1]/[.B10]" office:value-type="float" office:value="750.740740740741">
            <text:p>751</text:p>
          </table:table-cell>
          <table:table-cell table:formula="of:=[.$G$1]/[.C10]" office:value-type="float" office:value="771.374207188161">
            <text:p>77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53">
            <text:p>0,553</text:p>
          </table:table-cell>
          <table:table-cell office:value-type="float" office:value="0.55">
            <text:p>0,55</text:p>
          </table:table-cell>
          <table:table-cell table:formula="of:=[.$G$1]/[.B11]" office:value-type="float" office:value="659.783001808318">
            <text:p>660</text:p>
          </table:table-cell>
          <table:table-cell table:formula="of:=[.$G$1]/[.C11]" office:value-type="float" office:value="663.381818181818">
            <text:p>663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82">
            <text:p>0,382</text:p>
          </table:table-cell>
          <table:table-cell office:value-type="float" office:value="0.573">
            <text:p>0,573</text:p>
          </table:table-cell>
          <table:table-cell table:formula="of:=[.$G$1]/[.B12]" office:value-type="float" office:value="955.130890052356">
            <text:p>955</text:p>
          </table:table-cell>
          <table:table-cell table:formula="of:=[.$G$1]/[.C12]" office:value-type="float" office:value="636.753926701571">
            <text:p>63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06">
            <text:p>0,206</text:p>
          </table:table-cell>
          <table:table-cell office:value-type="float" office:value="0.332">
            <text:p>0,332</text:p>
          </table:table-cell>
          <table:table-cell table:formula="of:=[.$G$1]/[.B13]" office:value-type="float" office:value="1771.16504854369">
            <text:p>1771</text:p>
          </table:table-cell>
          <table:table-cell table:formula="of:=[.$G$1]/[.C13]" office:value-type="float" office:value="1098.97590361446">
            <text:p>1099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59">
            <text:p>0,59</text:p>
          </table:table-cell>
          <table:table-cell office:value-type="float" office:value="0.398">
            <text:p>0,398</text:p>
          </table:table-cell>
          <table:table-cell table:formula="of:=[.$G$1]/[.B14]" office:value-type="float" office:value="618.406779661017">
            <text:p>618</text:p>
          </table:table-cell>
          <table:table-cell table:formula="of:=[.$G$1]/[.C14]" office:value-type="float" office:value="916.733668341709">
            <text:p>917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368">
            <text:p>0,368</text:p>
          </table:table-cell>
          <table:table-cell office:value-type="float" office:value="0.853">
            <text:p>0,853</text:p>
          </table:table-cell>
          <table:table-cell table:formula="of:=[.$G$1]/[.B15]" office:value-type="float" office:value="991.467391304348">
            <text:p>991</text:p>
          </table:table-cell>
          <table:table-cell table:formula="of:=[.$G$1]/[.C15]" office:value-type="float" office:value="427.737397420868">
            <text:p>42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čet procesorů</text:p>
          </table:table-cell>
          <table:table-cell office:value-type="string">
            <text:p>Ethernet</text:p>
          </table:table-cell>
          <table:table-cell office:value-type="string">
            <text:p>Infiniband</text:p>
          </table:table-cell>
          <table:table-cell office:value-type="string">
            <text:p>Ethernet</text:p>
          </table:table-cell>
          <table:table-cell office:value-type="string">
            <text:p>Infiniband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.361">
            <text:p>0,361</text:p>
          </table:table-cell>
          <table:table-cell table:formula="of:=[.$G$1]/[.B18]" office:value-type="float" office:value="1010.69252077562">
            <text:p>1011</text:p>
          </table:table-cell>
          <table:table-cell table:formula="of:=[.$G$1]/[.C18]" office:value-type="float" office:value="1010.69252077562">
            <text:p>101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19">
            <text:p>0,419</text:p>
          </table:table-cell>
          <table:table-cell office:value-type="float" office:value="0.362">
            <text:p>0,362</text:p>
          </table:table-cell>
          <table:table-cell table:formula="of:=[.$G$1]/[.B19]" office:value-type="float" office:value="870.787589498807">
            <text:p>871</text:p>
          </table:table-cell>
          <table:table-cell table:formula="of:=[.$G$1]/[.C19]" office:value-type="float" office:value="1007.90055248619">
            <text:p>1008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59">
            <text:p>0,359</text:p>
          </table:table-cell>
          <table:table-cell office:value-type="float" office:value="0.595">
            <text:p>0,595</text:p>
          </table:table-cell>
          <table:table-cell table:formula="of:=[.$G$1]/[.B20]" office:value-type="float" office:value="1016.32311977716">
            <text:p>1016</text:p>
          </table:table-cell>
          <table:table-cell table:formula="of:=[.$G$1]/[.C20]" office:value-type="float" office:value="613.210084033614">
            <text:p>61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64">
            <text:p>0,264</text:p>
          </table:table-cell>
          <table:table-cell office:value-type="float" office:value="0.229">
            <text:p>0,229</text:p>
          </table:table-cell>
          <table:table-cell table:formula="of:=[.$G$1]/[.B21]" office:value-type="float" office:value="1382.04545454545">
            <text:p>1382</text:p>
          </table:table-cell>
          <table:table-cell table:formula="of:=[.$G$1]/[.C21]" office:value-type="float" office:value="1593.27510917031">
            <text:p>159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326">
            <text:p>0,326</text:p>
          </table:table-cell>
          <table:table-cell office:value-type="float" office:value="0.515">
            <text:p>0,515</text:p>
          </table:table-cell>
          <table:table-cell table:formula="of:=[.$G$1]/[.B22]" office:value-type="float" office:value="1119.20245398773">
            <text:p>1119</text:p>
          </table:table-cell>
          <table:table-cell table:formula="of:=[.$G$1]/[.C22]" office:value-type="float" office:value="708.466019417476">
            <text:p>708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752">
            <text:p>0,752</text:p>
          </table:table-cell>
          <table:table-cell office:value-type="float" office:value="0.862">
            <text:p>0,862</text:p>
          </table:table-cell>
          <table:table-cell table:formula="of:=[.$G$1]/[.B23]" office:value-type="float" office:value="485.186170212766">
            <text:p>485</text:p>
          </table:table-cell>
          <table:table-cell table:formula="of:=[.$G$1]/[.C23]" office:value-type="float" office:value="423.271461716937">
            <text:p>423</text:p>
          </table:table-cell>
          <table:table-cell table:number-columns-repeated="2"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7">27.11.2010</text:date>, <text:time>13:31:3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nuš Martin</meta:initial-creator>
    <meta:creation-date>2010-11-27T11:30:54</meta:creation-date>
    <dc:date>2010-11-27T13:31:32</dc:date>
    <dc:creator>Venuš Martin</dc:creator>
    <meta:editing-duration>PT00H00M07S</meta:editing-duration>
    <meta:editing-cycles>1</meta:editing-cycles>
    <meta:document-statistic meta:table-count="3" meta:cell-count="108" meta:object-count="0"/>
    <meta:generator>OpenOffice.org/3.2$Unix OpenOffice.org_project/320m19$Build-9505</meta:generator>
  </office:meta>
</office:document-meta>
</file>